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bottom" fo:min-height="0.48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392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fo:min-height="0.49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bottom" fo:min-height="0.488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dash" draw:stroke-dash="Dashed_20__28_var_29__20_393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9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fo:min-height="0.49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svg:stroke-width="0.019cm" draw:marker-start-width="0.379cm" draw:marker-end-width="0.379cm" draw:textarea-horizontal-align="center" draw:textarea-vertical-align="middle" fo:padding-top="0.009cm" fo:padding-bottom="0.009cm" fo:padding-left="0.009cm" fo:padding-right="0.009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396cm" svg:height="0.738cm" svg:x="11.902cm" svg:y="13.584cm">
            <draw:text-box draw:corner-radius="0.145cm">
              <text:p text:style-name="P1"><text:span text:style-name="T1">C</text:span></text:p>
            </draw:text-box>
          </draw:frame>
          <draw:line draw:style-name="gr2" draw:text-style-name="P3" draw:layer="layout" svg:x1="9.47cm" svg:y1="15.998cm" svg:x2="11.907cm" svg:y2="13.95cm">
            <text:p/>
          </draw:line>
          <draw:frame draw:style-name="gr3" draw:text-style-name="P2" draw:layer="layout" svg:width="0.396cm" svg:height="0.74cm" svg:x="9.073cm" svg:y="15.595cm">
            <draw:text-box draw:corner-radius="0.145cm">
              <text:p text:style-name="P1"><text:span text:style-name="T1">A</text:span></text:p>
            </draw:text-box>
          </draw:frame>
          <draw:frame draw:style-name="gr4" draw:text-style-name="P2" draw:layer="layout" svg:width="0.391cm" svg:height="0.738cm" svg:x="10.415cm" svg:y="14.376cm">
            <draw:text-box draw:corner-radius="0.145cm">
              <text:p text:style-name="P1"><text:span text:style-name="T1">O</text:span></text:p>
            </draw:text-box>
          </draw:frame>
          <draw:line draw:style-name="gr5" draw:text-style-name="P3" draw:layer="layout" svg:x1="10.038cm" svg:y1="15.398cm" svg:x2="10.106cm" svg:y2="15.583cm">
            <text:p/>
          </draw:line>
          <draw:line draw:style-name="gr5" draw:text-style-name="P3" draw:layer="layout" svg:x1="10.082cm" svg:y1="15.373cm" svg:x2="10.15cm" svg:y2="15.558cm">
            <text:p/>
          </draw:line>
          <draw:line draw:style-name="gr6" draw:text-style-name="P3" draw:layer="layout" svg:x1="11.237cm" svg:y1="14.399cm" svg:x2="11.306cm" svg:y2="14.584cm">
            <text:p text:style-name="P4"><text:span text:style-name="T2"/></text:p>
            <text:p text:style-name="P4"><text:span text:style-name="T2"><text:s text:c="23"/></text:span></text:p>
          </draw:line>
          <draw:line draw:style-name="gr5" draw:text-style-name="P3" draw:layer="layout" svg:x1="11.276cm" svg:y1="14.375cm" svg:x2="11.344cm" svg:y2="14.56cm">
            <text:p/>
          </draw:line>
          <draw:line draw:style-name="gr7" draw:text-style-name="P3" draw:layer="layout" svg:x1="9.715cm" svg:y1="14.414cm" svg:x2="11.663cm" svg:y2="15.537cm">
            <text:p/>
          </draw:line>
          <draw:frame draw:style-name="gr8" draw:text-style-name="P2" draw:layer="layout" svg:width="0.396cm" svg:height="0.74cm" svg:x="9.318cm" svg:y="13.773cm">
            <draw:text-box draw:corner-radius="0.145cm">
              <text:p text:style-name="P1"><text:span text:style-name="T1">B</text:span></text:p>
            </draw:text-box>
          </draw:frame>
          <draw:frame draw:style-name="gr9" draw:text-style-name="P2" draw:layer="layout" svg:width="0.392cm" svg:height="0.74cm" svg:x="11.662cm" svg:y="15.186cm">
            <draw:text-box draw:corner-radius="0.145cm">
              <text:p text:style-name="P1"><text:span text:style-name="T1">D</text:span></text:p>
            </draw:text-box>
          </draw:frame>
          <draw:line draw:style-name="gr5" draw:text-style-name="P3" draw:layer="layout" svg:x1="9.47cm" svg:y1="15.999cm" svg:x2="9.714cm" svg:y2="14.414cm">
            <text:p/>
          </draw:line>
          <draw:line draw:style-name="gr5" draw:text-style-name="P3" draw:layer="layout" svg:x1="9.713cm" svg:y1="14.414cm" svg:x2="11.907cm" svg:y2="13.95cm">
            <text:p/>
          </draw:line>
          <draw:line draw:style-name="gr5" draw:text-style-name="P3" draw:layer="layout" svg:x1="11.906cm" svg:y1="13.95cm" svg:x2="11.662cm" svg:y2="15.535cm">
            <text:p/>
          </draw:line>
          <draw:line draw:style-name="gr5" draw:text-style-name="P3" draw:layer="layout" svg:x1="11.663cm" svg:y1="15.534cm" svg:x2="9.47cm" svg:y2="15.995cm">
            <text:p/>
          </draw:line>
          <draw:line draw:style-name="gr5" draw:text-style-name="P3" draw:layer="layout" svg:x1="10.184cm" svg:y1="14.608cm" svg:x2="10.17cm" svg:y2="14.756cm">
            <text:p/>
          </draw:line>
          <draw:line draw:style-name="gr5" draw:text-style-name="P3" draw:layer="layout" svg:x1="10.26cm" svg:y1="14.645cm" svg:x2="10.117cm" svg:y2="14.702cm">
            <text:p/>
          </draw:line>
          <draw:line draw:style-name="gr5" draw:text-style-name="P3" draw:layer="layout" svg:x1="10.184cm" svg:y1="14.608cm" svg:x2="10.17cm" svg:y2="14.756cm">
            <text:p/>
          </draw:line>
          <draw:line draw:style-name="gr5" draw:text-style-name="P3" draw:layer="layout" svg:x1="10.26cm" svg:y1="14.648cm" svg:x2="10.117cm" svg:y2="14.705cm">
            <text:p/>
          </draw:line>
          <draw:line draw:style-name="gr5" draw:text-style-name="P3" draw:layer="layout" svg:x1="11.138cm" svg:y1="15.156cm" svg:x2="11.124cm" svg:y2="15.304cm">
            <text:p/>
          </draw:line>
          <draw:line draw:style-name="gr5" draw:text-style-name="P3" draw:layer="layout" svg:x1="11.209cm" svg:y1="15.198cm" svg:x2="11.066cm" svg:y2="15.256cm">
            <text:p/>
          </draw:line>
          <draw:line draw:style-name="gr5" draw:text-style-name="P3" draw:layer="layout" svg:x1="11.138cm" svg:y1="15.156cm" svg:x2="11.124cm" svg:y2="15.304cm">
            <text:p/>
          </draw:line>
          <draw:line draw:style-name="gr5" draw:text-style-name="P3" draw:layer="layout" svg:x1="11.209cm" svg:y1="15.2cm" svg:x2="11.066cm" svg:y2="15.257cm">
            <text:p/>
          </draw:line>
          <draw:line draw:style-name="gr5" draw:text-style-name="P3" draw:layer="layout" svg:x1="10.709cm" svg:y1="14.11cm" svg:x2="10.777cm" svg:y2="14.295cm">
            <text:p/>
          </draw:line>
          <draw:line draw:style-name="gr5" draw:text-style-name="P3" draw:layer="layout" svg:x1="10.55cm" svg:y1="15.682cm" svg:x2="10.618cm" svg:y2="15.867cm">
            <text:p/>
          </draw:line>
          <draw:path draw:style-name="gr10" draw:text-style-name="P5" draw:layer="layout" svg:width="0.223cm" svg:height="0.094cm" draw:transform="rotate (0.460243323750905) translate (9.4662191623257cm 15.1731612226425cm)" svg:viewBox="0 0 224 95" svg:d="M0 7c87-36 91 76 164 88l60-11">
            <text:p/>
          </draw:path>
          <draw:path draw:style-name="gr10" draw:text-style-name="P5" draw:layer="layout" svg:width="0.22cm" svg:height="0.095cm" draw:transform="skewX (-0.0476474885794452) rotate (0.460417856676104) translate (11.6587146544825cm 14.6949059858577cm)" svg:viewBox="0 0 221 96" svg:d="M0 7c89-36 88 76 159 89l62-1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92" draw:display-name="Dashed (var) 392" draw:style="rect" draw:dots1="1" draw:dots1-length="73%" draw:distance="54%"/>
    <draw:stroke-dash draw:name="Dashed_20__28_var_29__20_393" draw:display-name="Dashed (var) 393" draw:style="rect" draw:dots1="1" draw:dots1-length="73%" draw:distance="54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2:18:35.925523961</meta:creation-date>
    <dc:date>2018-03-09T12:19:10.654291627</dc:date>
    <meta:editing-duration>PT35S</meta:editing-duration>
    <meta:editing-cycles>1</meta:editing-cycles>
    <meta:document-statistic meta:object-count="28"/>
    <meta:generator>LibreOffice/6.0.0.3$MacOSX_X86_64 LibreOffice_project/64a0f66915f38c6217de274f0aa8e15618924765</meta:generator>
  </office:meta>
</office:document-meta>
</file>